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spositivos de nivel 2: MAC (switch)</text:p>
      <text:p text:style-name="Standard">Dispositivos de nivel 3: IP (router)</text:p>
      <text:p text:style-name="Standard"/>
      <text:p text:style-name="Standard">Una IP esta formado por 2 partes: los bits que identifican la red y los bits que identifican al host</text:p>
      <text:p text:style-name="Standard">Para que 2 direcciones IP se consideren que esten en la misma red deben tener exactamente los mismos bits que identifican la red.</text:p>
      <text:p text:style-name="Standard"/>
      <text:p text:style-name="Standard">En la capa de enlace de datos existen 2 “subcapas”: el (carrier sense multiple access) CSMA/CD(collision detection) y el CSMA/CA(collision avoidance)</text:p>
      <text:p text:style-name="Standard"/>
      <text:p text:style-name="Standard">Half duplex: conexión que va o en un sentido o en el otro</text:p>
      <text:p text:style-name="Standard">Full duplex o duplex: conexión que va en ambos sentidos</text:p>
      <text:p text:style-name="Standard">Simplex: comunicación de un punto a otro</text:p>
      <text:p text:style-name="Standard"/>
      <text:p text:style-name="Standard">Cuando varios dispositivos están conectados a una misma red se generan las siguientes ordenes.</text:p>
      <text:p text:style-name="Standard"/>
      <text:p text:style-name="Standard">RTS: request to send</text:p>
      <text:p text:style-name="Standard">CTS: clear to send</text:p>
      <text:p text:style-name="Standard"/>
      <text:p text:style-name="Standard">Se genera un RTS para informar de que se quiere enviar un mensaje y tras recibirlo el dispositivo intermedio genera un CTS hacia los dispositivos de la red para parar el trafico durante unos pocos milisegundos y que se pueda mandar el mensaj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0:23:02.311176659</meta:creation-date>
    <dc:date>2021-09-15T12:07:49.949605293</dc:date>
    <meta:editing-duration>PT3M37S</meta:editing-duration>
    <meta:editing-cycles>1</meta:editing-cycles>
    <meta:document-statistic meta:table-count="0" meta:image-count="0" meta:object-count="0" meta:page-count="1" meta:paragraph-count="12" meta:word-count="171" meta:character-count="977" meta:non-whitespace-character-count="818"/>
    <meta:generator>LibreOffice/6.0.7.3$Linux_X86_64 LibreOffice_project/00m0$Build-3</meta:generator>
  </office:meta>
</office:document-meta>
</file>